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94bd5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6.35cm" svg:height="1.27cm" svg:x="2.27cm" svg:y="2.27cm">
          <text:p text:style-name="P1"><text:span text:style-name="T1">Peer</text:span><text:span text:style-name="T2">:</text:span></text:p>
          <text:p text:style-name="P1">VMP::L2::PullEngine</text:p>
        </draw:rect>
        <draw:rect draw:style-name="gr2" draw:text-style-name="P1" draw:id="id3" draw:layer="layout" svg:width="6.35cm" svg:height="1.27cm" svg:x="13.7cm" svg:y="11.16cm">
          <text:p text:style-name="P1">VMP::L3::StreamDecoderBackend</text:p>
        </draw:rect>
        <draw:rect draw:style-name="gr3" draw:text-style-name="P1" draw:id="id1" draw:layer="layout" svg:width="6.35cm" svg:height="1.27cm" svg:x="13.7cm" svg:y="2.27cm">
          <text:p text:style-name="P1">VMP::L2::StreamDecoderEngine</text:p>
        </draw:rect>
        <draw:rect draw:style-name="gr4" draw:text-style-name="P1" draw:id="id4" draw:layer="layout" svg:width="6.35cm" svg:height="1.27cm" svg:x="2.27cm" svg:y="11.16cm">
          <text:p text:style-name="P1"><text:span text:style-name="T2">BFC::IO::ByteInputStream</text:span></text:p>
        </draw:rect>
        <draw:rect draw:style-name="gr3" draw:text-style-name="P1" draw:id="id5" draw:layer="layout" svg:width="6.35cm" svg:height="1.27cm" svg:x="2.27cm" svg:y="6.334cm">
          <text:p text:style-name="P1">VMP::L2::IOPullInputDevice</text:p>
        </draw:rect>
        <draw:connector draw:style-name="gr5" draw:text-style-name="P1" draw:layer="layout" draw:type="line" svg:x1="13.7cm" svg:y1="2.905cm" svg:x2="8.62cm" svg:y2="2.905cm" draw:start-shape="id1" draw:start-glue-point="3" draw:end-shape="id2" draw:end-glue-point="1" svg:d="m13700 2905h-5080">
          <text:p/>
        </draw:connector>
        <draw:connector draw:style-name="gr6" draw:text-style-name="P1" draw:layer="layout" draw:type="line" svg:x1="13.7cm" svg:y1="11.795cm" svg:x2="8.62cm" svg:y2="11.795cm" draw:start-shape="id3" draw:start-glue-point="3" draw:end-shape="id4" draw:end-glue-point="1" svg:d="m13700 11795h-5080">
          <text:p text:style-name="P1">hasRandomAccess() : Bool</text:p>
          <text:p text:style-name="P1">getBytes()</text:p>
        </draw:connector>
        <draw:connector draw:style-name="gr6" draw:text-style-name="P1" draw:layer="layout" draw:type="line" svg:x1="16.875cm" svg:y1="3.54cm" svg:x2="16.875cm" svg:y2="11.16cm" draw:start-shape="id1" draw:start-glue-point="2" draw:end-shape="id3" draw:end-glue-point="0" svg:d="m16875 3540v7620">
          <text:p text:style-name="P1">initSession( BytesSession) : Session</text:p>
          <text:p text:style-name="P1">exitSession()</text:p>
          <text:p text:style-name="P1">resetSession()</text:p>
          <text:p text:style-name="P1">getFrame() : Frame</text:p>
          <text:p text:style-name="P1">seekFrame( int )</text:p>
        </draw:connector>
        <draw:connector draw:style-name="gr6" draw:text-style-name="P1" draw:layer="layout" draw:type="line" svg:x1="5.445cm" svg:y1="11.16cm" svg:x2="5.445cm" svg:y2="7.604cm" draw:start-shape="id4" draw:start-glue-point="0" draw:end-shape="id5" draw:end-glue-point="2" svg:d="m5445 11160v-3556">
          <text:p text:style-name="P1">open()</text:p>
          <text:p text:style-name="P1">close()</text:p>
          <text:p text:style-name="P1">getBytes()</text:p>
        </draw:connector>
        <draw:connector draw:style-name="gr6" draw:text-style-name="P1" draw:layer="layout" draw:type="line" svg:x1="5.445cm" svg:y1="6.334cm" svg:x2="5.445cm" svg:y2="3.54cm" draw:start-shape="id5" draw:start-glue-point="0" draw:end-shape="id2" draw:end-glue-point="2" svg:d="m5445 6334v-2794">
          <text:p text:style-name="P1">getSessionCallback() : Session</text:p>
          <text:p text:style-name="P1">endSessionCallback()</text:p>
          <text:p text:style-name="P1">getFrameCallback( int ) : Frame</text:p>
        </draw:connector>
        <draw:connector draw:style-name="gr7" draw:text-style-name="P1" draw:layer="layout" draw:type="line" svg:x1="16.875cm" svg:y1="3.54cm" svg:x2="8.62cm" svg:y2="11.795cm" draw:start-shape="id1" draw:start-glue-point="2" draw:end-shape="id4" draw:end-glue-point="1" svg:d="m16875 3540-8255 8255">
          <text:p text:style-name="P1">open()</text:p>
          <text:p text:style-name="P1">close()</text:p>
          <text:p text:style-name="P1">hasRandomAccess()</text:p>
        </draw:connector>
        <draw:connector draw:style-name="gr7" draw:text-style-name="P1" draw:layer="layout" draw:type="line" svg:x1="16.875cm" svg:y1="3.54cm" svg:x2="8.62cm" svg:y2="6.969cm" draw:start-shape="id1" draw:start-glue-point="2" draw:end-shape="id5" draw:end-glue-point="1" svg:d="m16875 3540-8255 3429">
          <text:p text:style-name="P1">getSession() : BytesSessi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an-François GOBBERS</meta:initial-creator>
    <meta:creation-date>2008-11-25T17:24:51</meta:creation-date>
    <dc:date>2008-12-02T09:39:35</dc:date>
    <dc:creator>Jean-François GOBBERS</dc:creator>
    <meta:editing-duration>PT24H39M50S</meta:editing-duration>
    <meta:editing-cycles>5</meta:editing-cycles>
    <meta:generator>OpenOffice.org/3.0$Linux OpenOffice.org_project/300m9$Build-9358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